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2ac2e" officeooo:paragraph-rsid="0012ac2e"/>
    </style:style>
    <style:style style:name="P2" style:family="paragraph" style:parent-style-name="Subtitle">
      <style:text-properties officeooo:rsid="00124648" officeooo:paragraph-rsid="00124648"/>
    </style:style>
    <style:style style:name="P3" style:family="paragraph" style:parent-style-name="Text_20_body">
      <style:text-properties officeooo:rsid="00124648" officeooo:paragraph-rsid="00124648"/>
    </style:style>
    <style:style style:name="P4" style:family="paragraph" style:parent-style-name="Title">
      <style:text-properties officeooo:rsid="00124648" officeooo:paragraph-rsid="00124648"/>
    </style:style>
    <style:style style:name="P5" style:family="paragraph" style:parent-style-name="Subtitle">
      <style:text-properties fo:font-size="13pt" style:font-size-asian="13pt" style:font-size-complex="13pt"/>
    </style:style>
    <style:style style:name="P6" style:family="paragraph" style:parent-style-name="Text_20_body">
      <style:text-properties fo:font-size="13pt" style:font-size-asian="13pt" style:font-size-complex="13pt"/>
    </style:style>
    <style:style style:name="P7" style:family="paragraph" style:parent-style-name="Heading_20_1">
      <style:text-properties officeooo:rsid="0012ac2e" officeooo:paragraph-rsid="0012ac2e"/>
    </style:style>
    <style:style style:name="T1" style:family="text">
      <style:text-properties officeooo:rsid="001246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L02 Projekt – Datenanalyse</text:p>
      <text:p text:style-name="P2">Modul Grundlagen und Anwendung der Wahrscheinlichkeitstheorie WS 22/23</text:p>
      <text:p text:style-name="P3"/>
      <text:p text:style-name="P2">Gruppe 07</text:p>
      <text:p text:style-name="P5"><text:bookmark text:name="o_fi1626203071"/>Nico Denkiewicz</text:p>
      <text:p text:style-name="P5"><text:span text:style-name="T1">L</text:span>auraine <text:span text:style-name="T1">M</text:span>aheva <text:span text:style-name="T1">T</text:span>agakou <text:span text:style-name="T1">S</text:span>igne</text:p>
      <text:p text:style-name="P5">Jakob Bun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7" text:outline-level="1"><text:soft-page-break/>Aufgabe 1 </text:h>
      <text:p text:style-name="P1">Der Datensatz beinhaltet die Entwicklung des insgesammten Verbraucherpreisindex mit Beginn im Januar 2017 bis zum September 2022, in monatlicher Auflösung ab. Die Daten wurden durch das statistische Bundesamt erhoben und stellen jeweils die Veränderungsrate des Verbrauchspreisindex für Deutschland gegenüber des Vorjahresmonats in % dar. Die Daten liegen im .csv Format vor wobei als Trennzeichen das Semikolon und als Dezimaltrennzeichen das “,” verwendet wird. Allgemein ist bekannt, dass der Verbraucherpreis in den Jahren 2020 bis 2022 durch Faktoren, wie die Coronapandemie und den russischen Angriffskrieg in der Ukraine starken Schwankungen unterlagen und zuletzt stark gestiegen sind.</text:p>
      <text:p text:style-name="P1"><text:s/><text:a xlink:type="simple" xlink:href="https://www.destatis.de/DE/Themen/Wirtschaft/Preise/Verbraucherpreisindex/Tabellen/Verbraucherpreise-12Kategorien.html#236118" text:style-name="Internet_20_link" text:visited-style-name="Visited_20_Internet_20_Link">https://www.destatis.de/DE/Themen/Wirtschaft/Preise/Verbraucherpreisindex/Tabellen/Verbraucherpreise-12Kategorien.html#236118</text:a> (30.Januar202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30T13:41:41.699228206</meta:creation-date>
    <dc:date>2023-01-30T14:15:10.486312840</dc:date>
    <meta:editing-duration>PT33M30S</meta:editing-duration>
    <meta:editing-cycles>2</meta:editing-cycles>
    <meta:generator>LibreOffice/7.4.4.2$Linux_X86_64 LibreOffice_project/4eb4660f0b3234c9c640fffa203ebed9f9db1745</meta:generator>
    <meta:document-statistic meta:table-count="0" meta:image-count="0" meta:object-count="0" meta:page-count="2" meta:paragraph-count="9" meta:word-count="120" meta:character-count="1004" meta:non-whitespace-character-count="890"/>
  </office:meta>
</office:document-meta>
</file>